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officeooo:rsid="000cef4e" officeooo:paragraph-rsid="0023082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3b02df" officeooo:paragraph-rsid="003b02df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9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efa51" officeooo:paragraph-rsid="002d03c7" style:font-size-asian="10pt" style:font-size-complex="10pt"/>
    </style:style>
    <style:style style:name="P30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fo:font-size="9pt" officeooo:rsid="003b02df" officeooo:paragraph-rsid="003b02df" style:font-size-asian="9pt" style:font-size-complex="9pt"/>
    </style:style>
    <style:style style:name="P31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2" style:family="paragraph" style:parent-style-name="Standard">
      <style:text-properties style:font-name="Times New Roman" fo:font-size="10pt" fo:font-style="italic" officeooo:rsid="003cea5d" officeooo:paragraph-rsid="003cea5d" style:font-size-asian="10pt" style:font-style-asian="italic" style:font-size-complex="10pt" style:font-style-complex="italic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7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fo:font-size="9pt" fo:font-style="normal" fo:font-weight="normal" officeooo:rsid="0037fd9a" officeooo:paragraph-rsid="0037fd9a" fo:background-color="#ffffff" style:font-size-asian="9pt" style:font-style-asian="normal" style:font-weight-asian="normal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Ubuntu Mono" fo:font-size="8pt" fo:language="ru" fo:country="RU" style:text-underline-style="none" officeooo:rsid="003cea5d" officeooo:paragraph-rsid="003cea5d" style:font-size-asian="8pt" style:language-asian="ru" style:country-asian="RU" style:font-name-complex="Times New Roman1" style:font-size-complex="8pt" style:language-complex="ar" style:country-complex="SA"/>
    </style:style>
    <style:style style:name="P39" style:family="paragraph">
      <loext:graphic-properties draw:fill-color="#ffffff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b02df"/>
    </style:style>
    <style:style style:name="T5" style:family="text">
      <style:text-properties style:font-name="Times New Roman" style:text-underline-style="solid" style:text-underline-width="auto" style:text-underline-color="font-color" officeooo:rsid="003cea5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b02df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T14" style:family="text">
      <style:text-properties style:font-name="Times New Roman" fo:font-size="10pt" fo:language="en" fo:country="US" style:font-size-asian="10pt" style:font-size-complex="10pt"/>
    </style:style>
    <style:style style:name="T15" style:family="text">
      <style:text-properties style:font-name="Times New Roman" fo:font-size="10pt" fo:language="en" fo:country="US" officeooo:rsid="000fe570" style:font-size-asian="10pt" style:font-size-complex="10pt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officeooo:rsid="003b02df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3cea5d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field:fieldmark-start text:name="__Fieldmark__5_1759913558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5"><text:span text:style-name="T2">Отчёт по лабораторной работе</text:span><text:span text:style-name="T1"> №</text:span><text:span text:style-name="T3"><text:tab/></text:span><text:span text:style-name="T4">2</text:span><text:span text:style-name="T5">1</text:span><text:span text:style-name="T3"><text:tab/></text:span><text:span text:style-name="T1"> по курсу </text:span><text:span text:style-name="T3"><text:tab/>1<text:tab/></text:span></text:p>
            <text:p text:style-name="P6"><text:span text:style-name="T6">студента группы </text:span><text:span text:style-name="T9">102</text:span><text:span text:style-name="T6"> <text:s text:c="2"/></text:span><text:span text:style-name="T8"><text:tab/></text:span><text:span text:style-name="T9">Баталова М.А.</text:span><text:span text:style-name="T8"><text:tab/><text:tab/><text:tab/></text:span><text:span text:style-name="T6">, № по списку <text:s/></text:span><text:span text:style-name="T8"><text:tab/></text:span><text:span text:style-name="T12">2</text:span><text:span text:style-name="T8"><text:tab/></text:span></text:p>
            <text:p text:style-name="P6"><text:span text:style-name="T6">Адреса </text:span><text:span text:style-name="T14">www</text:span><text:span text:style-name="T6">, </text:span><text:span text:style-name="T14">e</text:span><text:span text:style-name="T6">-</text:span><text:span text:style-name="T14">mail</text:span><text:span text:style-name="T6">, </text:span><text:span text:style-name="T14">jabber</text:span><text:span text:style-name="T6">, </text:span><text:span text:style-name="T14">skype</text:span><text:span text:style-name="T6"> </text:span><text:span text:style-name="T8"><text:tab/></text:span><text:span text:style-name="T17">etrymax@gmail.com</text:span><text:span text:style-name="T8"><text:tab/><text:tab/><text:tab/><text:tab/></text:span></text:p>
            <text:p text:style-name="P6"><text:span text:style-name="T6">Работа выполнена: “</text:span><text:span text:style-name="T8"> </text:span><text:span text:style-name="T13">10</text:span><text:span text:style-name="T8"> <text:s text:c="2"/></text:span><text:span text:style-name="T6">“ </text:span><text:span text:style-name="T8"><text:tab/></text:span><text:span text:style-name="T13">марта</text:span><text:span text:style-name="T8"><text:tab/><text:tab/></text:span><text:span text:style-name="T6"> 201</text:span><text:span text:style-name="T7">9</text:span><text:span text:style-name="T8"><text:tab/></text:span><text:span text:style-name="T6">г.<text:tab/><text:tab/></text:span></text:p>
            <text:p text:style-name="P6"><text:span text:style-name="T6">Преподаватель:</text:span><text:span text:style-name="T8"><text:tab/><text:tab/></text:span><text:span text:style-name="T6"> каф.806 </text:span><text:span text:style-name="T8"><text:tab/>Ефименко Н.А.<text:tab/><text:tab/><text:tab/><text:tab/></text:span></text:p>
            <text:p text:style-name="P6"><text:span text:style-name="T6">Входной контроль знаний с оценкой </text:span><text:span text:style-name="T8"><text:tab/><text:tab/><text:tab/><text:tab/><text:tab/></text:span></text:p>
            <text:p text:style-name="P6"><text:span text:style-name="T6">Отчёт сдан “</text:span><text:span text:style-name="T8"> <text:s text:c="2"/></text:span><text:span text:style-name="T6">“ </text:span><text:span text:style-name="T8"><text:tab/><text:tab/></text:span><text:span text:style-name="T6"> 201</text:span><text:span text:style-name="T7">9г</text:span><text:span text:style-name="T6">., итоговая оценка </text:span><text:span text:style-name="T8"><text:tab/><text:tab/></text:span></text:p>
            <text:p text:style-name="P6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7"/>
      <text:list xml:id="list6366845895658410942" text:style-name="WWNum1">
        <text:list-item>
          <text:p text:style-name="P34"><text:span text:style-name="T20">Тема</text:span><text:span text:style-name="T6">: <text:s/></text:span><text:span text:style-name="T19">Программирование на интерпритируемых командных языках</text:span></text:p>
        </text:list-item>
        <text:list-item>
          <text:p text:style-name="P35"><text:span text:style-name="T20">Цель работы</text:span><text:span text:style-name="T6">: <text:s/></text:span><text:span text:style-name="T12">Научится </text:span><text:span text:style-name="T13">писать скрипты на bash</text:span></text:p>
        </text:list-item>
      </text:list>
      <text:p text:style-name="P8"/>
      <text:list xml:id="list83039976108944" text:continue-numbering="true" text:style-name="WWNum1">
        <text:list-item>
          <text:p text:style-name="P33"><text:span text:style-name="T20">Задание</text:span><text:span text:style-name="T6"> (</text:span><text:span text:style-name="T21">вариант №</text:span><text:span text:style-name="T6">): </text:span><text:span text:style-name="T13">Удлинение файлов с указанным суффиксом до заданной длинны путем присоединения к ним необходимого числа копий некоторого файла</text:span></text:p>
        </text:list-item>
      </text:list>
      <text:p text:style-name="P8"/>
      <text:list xml:id="list83039120704787" text:continue-numbering="true" text:style-name="WWNum1">
        <text:list-item>
          <text:p text:style-name="P33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22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6">Оборудование ПЭВМ студента, если использовалось:</text:p>
      <text:p text:style-name="P22"><text:span text:style-name="T6">Процессор</text:span><text:span text:style-name="T14"> </text:span><text:span text:style-name="T16"><text:tab/>Intel </text:span><text:span text:style-name="T17">pentium n4200</text:span><text:span text:style-name="T14">, </text:span><text:span text:style-name="T6">ОП</text:span><text:span text:style-name="T14"> </text:span><text:span text:style-name="T17">5900</text:span><text:span text:style-name="T14"> </text:span><text:span text:style-name="T6">МБ</text:span><text:span text:style-name="T14">, </text:span><text:span text:style-name="T6">НМД</text:span><text:span text:style-name="T14"> </text:span><text:span text:style-name="T17">5.7</text:span><text:span text:style-name="T16"><text:tab/></text:span><text:span text:style-name="T14"> </text:span><text:span text:style-name="T15">ГБ</text:span><text:span text:style-name="T14">. </text:span><text:span text:style-name="T6">Монитор </text:span><text:span text:style-name="T8"><text:tab/></text:span><text:span text:style-name="T16">TFT</text:span><text:span text:style-name="T8">, встроенный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83039926570452" text:continue-numbering="true" text:style-name="WWNum1">
        <text:list-item>
          <text:p text:style-name="P33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0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Программное обеспечение ЭВМ студента, если использовалось:</text:p>
      <text:p text:style-name="P20"><text:span text:style-name="T6">Операционная система семейства </text:span><text:span text:style-name="T8"><text:tab/></text:span><text:span text:style-name="T16">UNIX</text:span><text:span text:style-name="T8"><text:tab/></text:span><text:span text:style-name="T6">, наименование </text:span><text:span text:style-name="T8"><text:tab/></text:span><text:span text:style-name="T17">Debian</text:span><text:span text:style-name="T8"><text:tab/></text:span><text:span text:style-name="T6"> версия </text:span><text:span text:style-name="T8"><text:tab/></text:span><text:span text:style-name="T9">9.5</text:span><text:span text:style-name="T8"><text:tab/></text:span></text:p>
      <text:p text:style-name="P20"><text:span text:style-name="T6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6"> версия </text:span><text:span text:style-name="T8"><text:tab/></text:span><text:span text:style-name="T9">4.4.12</text:span><text:span text:style-name="T8"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/text:span><text:span text:style-name="T17">nano</text:span><text:span text:style-name="T8"><text:tab/><text:tab/><text:tab/><text:tab/><text:tab/><text:tab/></text:span><text:span text:style-name="T6"> версия </text:span><text:span text:style-name="T8"><text:tab/></text:span><text:span text:style-name="T16"> <text:s text:c="2"/></text:span><text:span text:style-name="T8"><text:tab/></text:span></text:p>
      <text:p text:style-name="P20"><text:soft-page-break/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5"/>
      <text:p text:style-name="P25"/>
      <text:p text:style-name="P25"/>
      <text:p text:style-name="P25"/>
      <text:p text:style-name="P25"/>
      <text:list xml:id="list83040633943007" text:continue-numbering="true" text:style-name="WWNum1">
        <text:list-item>
          <text:p text:style-name="P33"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29"/>
      <text:p text:style-name="P31"><text:s text:c="5"/></text:p>
      <text:p text:style-name="P37"/>
      <text:list xml:id="list83041091589434" text:continue-numbering="true" text:style-name="WWNum1">
        <text:list-item>
          <text:p text:style-name="P33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32">#!/usr/bin/env bash</text:p>
      <text:p text:style-name="P32">#№15</text:p>
      <text:p text:style-name="P32">#file_for_copy length suff</text:p>
      <text:p text:style-name="P32"/>
      <text:p text:style-name="P32">suff=$(find . -type f -name "*$3")</text:p>
      <text:p text:style-name="P32"/>
      <text:p text:style-name="P32">for i in $suff; do</text:p>
      <text:p text:style-name="P32"><text:s text:c="4"/>l=$(wc -m $i | awk '{print $1}')</text:p>
      <text:p text:style-name="P32"/>
      <text:p text:style-name="P32"/>
      <text:p text:style-name="P32"/>
      <text:p text:style-name="P32"><text:s text:c="4"/>while [[ "$2" -gt "$l" ]]; do</text:p>
      <text:p text:style-name="P32"><text:s text:c="8"/>head -c -1 -q $1 &gt;&gt; $i;</text:p>
      <text:p text:style-name="P32"><text:s text:c="8"/>l=$(wc -m $i | awk '{print $1}')</text:p>
      <text:p text:style-name="P32"/>
      <text:p text:style-name="P32"/>
      <text:p text:style-name="P32"><text:s text:c="4"/>done</text:p>
      <text:p text:style-name="P32"/>
      <text:p text:style-name="P32"/>
      <text:p text:style-name="P32">done</text:p>
      <text:p text:style-name="P15"/>
      <text:p text:style-name="P15"/>
      <text:p text:style-name="P3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13"/>
      <text:p text:style-name="P19"><text:span text:style-name="T6">Допущен к выполнению работы. Подпись преподавателя </text:span><text:span text:style-name="T8"><text:tab/><text:tab/><text:tab/><text:tab/></text:span></text:p>
      <text:p text:style-name="P9"/>
      <text:p text:style-name="P9"/>
      <text:p text:style-name="P12"/>
      <text:p text:style-name="P14"/>
      <text:p text:style-name="P14"/>
      <text:p text:style-name="P14"/>
      <text:list xml:id="list83039531472036" text:continue-numbering="true" text:style-name="WWNum1">
        <text:list-item>
          <text:p text:style-name="P33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8">#!/usr/bin/env bash</text:p>
      <text:p text:style-name="P38">#№15</text:p>
      <text:p text:style-name="P38">#file_for_copy length suff</text:p>
      <text:p text:style-name="P38"/>
      <text:p text:style-name="P38">suff=$(find . -type f -name "*$3")</text:p>
      <text:p text:style-name="P38"/>
      <text:p text:style-name="P38">for i in $suff; do</text:p>
      <text:p text:style-name="P38"><text:s text:c="4"/>l=$(wc -m $i | awk '{print $1}')</text:p>
      <text:p text:style-name="P38"/>
      <text:p text:style-name="P38"/>
      <text:p text:style-name="P38"/>
      <text:p text:style-name="P38"><text:s text:c="4"/>while [[ "$2" -gt "$l" ]]; do</text:p>
      <text:p text:style-name="P38"><text:soft-page-break/><text:s text:c="8"/>head -c -1 -q $1 &gt;&gt; $i;</text:p>
      <text:p text:style-name="P38"><text:s text:c="8"/>l=$(wc -m $i | awk '{print $1}')</text:p>
      <text:p text:style-name="P38"/>
      <text:p text:style-name="P38"/>
      <text:p text:style-name="P38"><text:s text:c="4"/>done</text:p>
      <text:p text:style-name="P38"/>
      <text:p text:style-name="P38"/>
      <text:p text:style-name="P38">done</text:p>
      <text:p text:style-name="P1"/>
      <text:p text:style-name="P17"/>
      <text:list xml:id="list83039603832798" text:continue-numbering="true" text:style-name="WWNum1">
        <text:list-item>
          <text:p text:style-name="P36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10"/>
      <text:list xml:id="list83040940125815" text:continue-numbering="true" text:style-name="WWNum1">
        <text:list-item>
          <text:p text:style-name="P33"><text:span text:style-name="T6">Замечание автора по существу работы </text:span><text:span text:style-name="T10">Замечаний нет</text:span></text:p>
        </text:list-item>
      </text:list>
      <text:p text:style-name="P24"/>
      <text:list xml:id="list83039100544847" text:continue-numbering="true" text:style-name="WWNum1">
        <text:list-item>
          <text:p text:style-name="P33"><text:span text:style-name="T6">Выводы <text:s/></text:span><text:span text:style-name="T8"><text:tab/></text:span><text:span text:style-name="T10">В ходе работы научился </text:span><text:span text:style-name="T12">работать с </text:span><text:span text:style-name="T13">bash</text:span></text:p>
        </text:list-item>
      </text:list>
      <text:p text:style-name="P24"/>
      <text:p text:style-name="P21"><text:span text:style-name="T6">Недочеты, допущенные при выполнении задания, могут быть устранены следующим образом </text:span><text:span text:style-name="T8"><text:tab/></text:span></text:p>
      <text:p text:style-name="P21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8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3-16T08:30:38.788326525</dc:date>
    <meta:print-date>2006-09-06T14:56:00</meta:print-date>
    <meta:editing-cycles>27</meta:editing-cycles>
    <meta:editing-duration>PT1H39M29S</meta:editing-duration>
    <meta:generator>LibreOffice/5.2.7.2$Linux_X86_64 LibreOffice_project/20m0$Build-2</meta:generator>
    <meta:document-statistic meta:table-count="2" meta:image-count="1" meta:object-count="0" meta:page-count="3" meta:paragraph-count="78" meta:word-count="458" meta:character-count="3491" meta:non-whitespace-character-count="2693"/>
    <meta:user-defined meta:name="Operator">comp</meta:user-defined>
  </office:meta>
</office:document-meta>
</file>